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4:26:21.983403639</meta:creation-date>
    <dc:date>2024-11-05T04:28:49.872078042</dc:date>
    <meta:editing-duration>PT2M30S</meta:editing-duration>
    <meta:editing-cycles>1</meta:editing-cycles>
    <meta:document-statistic meta:object-count="25"/>
    <meta:generator>LibreOffice/7.6.7.2$Linux_X86_64 LibreOffice_project/60$Build-2</meta:generator>
  </office:meta>
</office:document-meta>
</file>